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teratorDeco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ratorDecorator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ratorDecorator.AbstractIteratorDecorator(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teratorDeco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ratorDeco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